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000000028924C422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OpenSymbol" svg:font-family="OpenSymbol"/>
    <style:font-face style:name="Tahoma2" svg:font-family="Tahoma"/>
    <style:font-face style:name="Verdana" svg:font-family="Verdana"/>
    <style:font-face style:name="Courier New" svg:font-family="'Courier New'" style:font-family-generic="modern" style:font-pitch="fixed"/>
    <style:font-face style:name="Constantia" svg:font-family="Constant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tantia1" svg:font-family="Constantia"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style:paragraph-properties fo:text-align="end" style:justify-single-word="false" style:page-number="auto"/>
    </style:style>
    <style:style style:name="P2" style:family="paragraph" style:parent-style-name="Header">
      <style:paragraph-properties fo:text-align="end" style:justify-single-word="false"/>
    </style:style>
    <style:style style:name="P3" style:family="paragraph" style:parent-style-name="Footer" style:master-page-name="">
      <style:paragraph-properties fo:margin-left="0in" fo:margin-right="0in" fo:text-indent="0in" style:auto-text-indent="false" style:page-number="auto"/>
    </style:style>
    <style:style style:name="P4" style:family="paragraph" style:parent-style-name="Footer" style:master-page-name="">
      <style:paragraph-properties fo:margin-left="0in" fo:margin-right="0in" fo:text-align="center" style:justify-single-word="false" fo:text-indent="0in" style:auto-text-indent="false" style:page-number="auto"/>
      <style:text-properties fo:color="#404040"/>
    </style:style>
    <style:style style:name="P5" style:family="paragraph" style:parent-style-name="Footer">
      <style:paragraph-properties fo:margin-left="0in" fo:margin-right="0in" fo:text-indent="0in" style:auto-text-indent="false"/>
    </style:style>
    <style:style style:name="P6" style:family="paragraph" style:parent-style-name="Footer">
      <style:paragraph-properties fo:margin-left="0in" fo:margin-right="0in" fo:text-indent="0in" style:auto-text-indent="false"/>
      <style:text-properties fo:color="#664d26" fo:font-size="10pt" fo:font-weight="bold" style:font-size-asian="10pt" style:font-weight-asian="bold" style:font-size-complex="10pt"/>
    </style:style>
    <style:style style:name="P7" style:family="paragraph" style:parent-style-name="Footer">
      <style:paragraph-properties fo:margin-left="0in" fo:margin-right="0in" fo:text-align="center" style:justify-single-word="false" fo:text-indent="0in" style:auto-text-indent="false"/>
      <style:text-properties fo:color="#664d26" fo:font-size="10pt" fo:font-weight="bold" style:font-size-asian="10pt" style:font-weight-asian="bold" style:font-size-complex="10pt"/>
    </style:style>
    <style:style style:name="P8"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9" style:family="paragraph" style:parent-style-name="Standard">
      <style:paragraph-properties fo:margin-left="0in" fo:margin-right="0in" fo:text-align="justify" style:justify-single-word="false" fo:text-indent="0in" style:auto-text-indent="false"/>
      <style:text-properties fo:font-size="12pt" style:font-size-asian="12pt" style:font-name-complex="Constantia1" style:font-size-complex="12pt"/>
    </style:style>
    <style:style style:name="P10" style:family="paragraph" style:parent-style-name="Standard">
      <style:paragraph-properties fo:margin-left="0in" fo:margin-right="0in" fo:text-align="justify" style:justify-single-word="false" fo:text-indent="0in" style:auto-text-indent="false">
        <style:tab-stops>
          <style:tab-stop style:position="0.5626in"/>
        </style:tab-stops>
      </style:paragraph-properties>
      <style:text-properties fo:font-size="12pt" style:font-size-asian="12pt" style:font-name-complex="Constantia1" style:font-size-complex="12pt"/>
    </style:style>
    <style:style style:name="P11" style:family="paragraph" style:parent-style-name="Standard">
      <style:paragraph-properties fo:margin-left="0in" fo:margin-right="0in" fo:text-indent="0in" style:auto-text-indent="false">
        <style:tab-stops>
          <style:tab-stop style:position="1.25in"/>
        </style:tab-stops>
      </style:paragraph-properties>
    </style:style>
    <style:style style:name="P12" style:family="paragraph" style:parent-style-name="Standard">
      <style:paragraph-properties fo:margin-left="0in" fo:margin-right="0in" fo:margin-top="0.0835in" fo:margin-bottom="0.0835in" fo:text-align="justify" style:justify-single-word="false" fo:text-indent="0in" style:auto-text-indent="false"/>
      <style:text-properties fo:font-size="12pt" style:font-size-asian="12pt" style:font-size-complex="12pt"/>
    </style:style>
    <style:style style:name="P13" style:family="paragraph" style:parent-style-name="Standard">
      <style:paragraph-properties fo:margin-left="0in" fo:margin-right="0in" fo:margin-top="0.0835in" fo:margin-bottom="0.0835in" fo:text-align="justify" style:justify-single-word="false" fo:text-indent="0in" style:auto-text-indent="false"/>
    </style:style>
    <style:style style:name="P14" style:family="paragraph" style:parent-style-name="Standard">
      <style:paragraph-properties fo:margin-left="0in" fo:margin-right="0in" fo:text-align="justify" style:justify-single-word="false" fo:text-indent="0in" style:auto-text-indent="false" fo:break-before="page"/>
      <style:text-properties fo:font-size="12pt" style:font-size-asian="12pt" style:font-size-complex="12pt"/>
    </style:style>
    <style:style style:name="P15" style:family="paragraph" style:parent-style-name="Text_20_body">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6" style:family="paragraph" style:parent-style-name="Contents_20_2">
      <style:paragraph-properties>
        <style:tab-stops>
          <style:tab-stop style:position="6.5in" style:type="right" style:leader-style="dotted" style:leader-text="."/>
        </style:tab-stops>
      </style:paragraph-properties>
    </style:style>
    <style:style style:name="P17" style:family="paragraph" style:parent-style-name="Contents_20_1">
      <style:paragraph-properties>
        <style:tab-stops>
          <style:tab-stop style:position="6.5in" style:type="right" style:leader-style="dotted" style:leader-text="."/>
        </style:tab-stops>
      </style:paragraph-properties>
    </style:style>
    <style:style style:name="P18" style:family="paragraph" style:parent-style-name="Standard">
      <style:paragraph-properties fo:text-align="justify" style:justify-single-word="false"/>
    </style:style>
    <style:style style:name="P19" style:family="paragraph" style:parent-style-name="Standard">
      <style:text-properties fo:font-size="12pt" style:font-size-asian="12pt" style:font-size-complex="12pt"/>
    </style:style>
    <style:style style:name="P20" style:family="paragraph" style:parent-style-name="Standard">
      <style:paragraph-properties fo:text-align="justify" style:justify-single-word="false"/>
      <style:text-properties fo:font-size="12pt" style:font-size-asian="12pt" style:font-size-complex="12pt"/>
    </style:style>
    <style:style style:name="P21" style:family="paragraph" style:parent-style-name="Standard">
      <style:paragraph-properties fo:text-align="end" style:justify-single-word="false"/>
      <style:text-properties fo:font-size="12pt" style:font-size-asian="12pt" style:font-size-complex="12pt"/>
    </style:style>
    <style:style style:name="P22" style:family="paragraph" style:parent-style-name="Standard">
      <style:paragraph-properties fo:text-align="end" style:justify-single-word="false"/>
      <style:text-properties fo:font-size="16pt" style:font-size-asian="16pt" style:font-size-complex="16pt"/>
    </style:style>
    <style:style style:name="P23" style:family="paragraph" style:parent-style-name="Standard">
      <style:paragraph-properties fo:text-align="end" style:justify-single-word="false"/>
      <style:text-properties fo:font-size="10pt" fo:font-weight="bold" style:font-size-asian="10pt" style:font-weight-asian="bold" style:font-size-complex="10pt"/>
    </style:style>
    <style:style style:name="P24" style:family="paragraph" style:parent-style-name="Standard">
      <style:text-properties fo:font-size="14pt" fo:font-weight="bold" style:font-size-asian="14pt" style:font-weight-asian="bold" style:font-size-complex="14pt"/>
    </style:style>
    <style:style style:name="P25" style:family="paragraph" style:parent-style-name="Standard">
      <style:text-properties style:font-name="Constantia" fo:font-size="12pt" style:font-size-asian="12pt" style:font-name-complex="Constantia1" style:font-size-complex="12pt"/>
    </style:style>
    <style:style style:name="P26" style:family="paragraph" style:parent-style-name="Standard">
      <style:paragraph-properties fo:text-align="center" style:justify-single-word="false"/>
      <style:text-properties fo:color="#000080" fo:font-size="14pt" fo:font-style="italic" style:text-underline-style="none" fo:font-weight="normal" style:font-size-asian="14pt" style:font-style-asian="italic" style:font-weight-asian="normal" style:font-size-complex="14pt" style:font-style-complex="italic" style:font-weight-complex="normal"/>
    </style:style>
    <style:style style:name="P27" style:family="paragraph" style:parent-style-name="Standard">
      <style:paragraph-properties fo:text-align="justify" style:justify-single-word="false" fo:padding-left="0in" fo:padding-right="0in" fo:padding-top="0in" fo:padding-bottom="0.0138in" fo:border-left="none" fo:border-right="none" fo:border-top="none" fo:border-bottom="0.0209in solid #00000a"/>
      <style:text-properties fo:font-size="12pt" style:font-size-asian="12pt" style:font-size-complex="12pt"/>
    </style:style>
    <style:style style:name="P28" style:family="paragraph" style:parent-style-name="Standard" style:master-page-name="Standard">
      <style:paragraph-properties fo:text-align="justify" style:justify-single-word="false" style:page-number="auto"/>
    </style:style>
    <style:style style:name="P29" style:family="paragraph" style:parent-style-name="Standard" style:master-page-name="Standard">
      <style:paragraph-properties fo:text-align="center" style:justify-single-word="false" style:page-number="auto"/>
      <style:text-properties fo:color="#000000" fo:font-size="14pt" style:text-underline-style="none" fo:font-weight="bold" style:font-size-asian="14pt" style:font-weight-asian="bold" style:font-size-complex="14pt" style:font-weight-complex="bold"/>
    </style:style>
    <style:style style:name="P30" style:family="paragraph" style:parent-style-name="Standard" style:master-page-name="Converted3">
      <style:paragraph-properties fo:margin-left="0in" fo:margin-right="0in" fo:text-indent="0in" style:auto-text-indent="false" style:page-number="auto">
        <style:tab-stops>
          <style:tab-stop style:position="1.25in"/>
          <style:tab-stop style:position="3.25in" style:type="center"/>
          <style:tab-stop style:position="6.5in" style:type="right"/>
        </style:tab-stops>
      </style:paragraph-properties>
    </style:style>
    <style:style style:name="P31" style:family="paragraph" style:parent-style-name="Text_20_body" style:list-style-name="L2"/>
    <style:style style:name="P32" style:family="paragraph" style:parent-style-name="Text_20_body" style:list-style-name="L2">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33" style:family="paragraph" style:parent-style-name="Text_20_body" style:list-style-name="L1">
      <style:paragraph-properties fo:margin-top="0in" fo:margin-bottom="0in"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34" style:family="paragraph" style:parent-style-name="Heading_20_2">
      <style:paragraph-properties style:writing-mode="lr-tb"/>
      <style:text-properties fo:font-variant="normal" fo:text-transform="none" fo:color="#000000" style:text-line-through-style="none" style:font-name="Arial1" fo:font-size="18pt" fo:font-style="normal" style:text-underline-style="none" fo:font-weight="bold" style:text-blinking="false" fo:background-color="transparent"/>
    </style:style>
    <style:style style:name="P35" style:family="paragraph" style:parent-style-name="Heading_20_3">
      <style:paragraph-properties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36" style:family="paragraph" style:parent-style-name="Heading_20_4">
      <style:paragraph-properties style:writing-mode="lr-tb"/>
      <style:text-properties fo:font-variant="normal" fo:text-transform="none" fo:color="#000000" style:text-line-through-style="none" style:font-name="Arial1" fo:font-size="12pt" fo:font-style="italic" style:text-underline-style="none" fo:font-weight="normal" style:text-blinking="false" fo:background-color="transparent"/>
    </style:style>
    <style:style style:name="P37" style:family="paragraph" style:parent-style-name="Heading_20_5">
      <style:paragraph-properties style:writing-mode="lr-tb"/>
      <style:text-properties fo:font-variant="normal" fo:text-transform="none" fo:color="#000000" style:text-line-through-style="none" style:font-name="Arial1" fo:font-size="12pt" fo:font-style="italic" style:text-underline-style="none" fo:font-weight="normal" style:text-blinking="false" fo:background-color="transparent"/>
    </style:style>
    <style:style style:name="P38" style:family="paragraph" style:parent-style-name="Heading_20_6">
      <style:paragraph-properties style:writing-mode="lr-tb"/>
    </style:style>
    <style:style style:name="P39" style:family="paragraph" style:parent-style-name="Heading_20_6">
      <style:paragraph-properties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0" style:family="paragraph" style:parent-style-name="Heading_20_7">
      <style:paragraph-properties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1" style:family="paragraph">
      <style:paragraph-properties fo:text-align="center"/>
    </style:style>
    <style:style style:name="P42" style:family="paragraph">
      <style:paragraph-properties fo:text-align="center"/>
      <style:text-properties fo:font-size="18pt"/>
    </style:style>
    <style:style style:name="T1" style:family="text">
      <style:text-properties fo:font-variant="normal" fo:text-transform="none" fo:color="#000000" style:text-line-through-style="none" style:font-name="Arial1" fo:font-size="10pt" fo:font-style="normal" style:text-underline-style="none" fo:font-weight="normal" style:text-blinking="false" fo:background-color="transparent" style:font-size-asian="10pt" style:font-weight-asian="normal" style:font-size-complex="10pt" style:font-weight-complex="normal"/>
    </style:style>
    <style:style style:name="T2" style:family="text">
      <style:text-properties fo:font-variant="normal" fo:text-transform="none" fo:color="#000000" style:text-line-through-style="none" style:font-name="Arial1" fo:font-size="24pt" fo:font-style="normal" fo:font-weight="bold" style:text-blinking="false" fo:background-color="transparent"/>
    </style:style>
    <style:style style:name="T3"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T5" style:family="text">
      <style:text-properties fo:font-variant="normal" fo:text-transform="none" fo:color="#000000" style:text-line-through-style="none" style:font-name="Arial1" fo:font-size="11.25pt" fo:font-style="normal" style:text-blinking="false" fo:background-color="transparent"/>
    </style:style>
    <style:style style:name="T6" style:family="text">
      <style:text-properties fo:font-variant="normal" fo:text-transform="none" fo:color="#000000" style:text-line-through-style="none" style:font-name="Arial1" fo:font-size="11.25pt" fo:font-style="italic" style:text-underline-style="none" fo:font-weight="normal" style:text-blinking="false" fo:background-color="transparent"/>
    </style:style>
    <style:style style:name="T7" style:family="text">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T8" style:family="text">
      <style:text-properties fo:font-variant="normal" fo:text-transform="none" fo:color="#000000" style:text-line-through-style="none" style:font-name="Arial1" fo:font-size="12pt" fo:font-style="italic" style:text-underline-style="none" fo:font-weight="normal" style:text-blinking="false" fo:background-color="transparen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text-line-through-style="none" style:font-name="Verdana" fo:font-size="11.25pt" fo:font-style="normal" style:text-underline-style="none" fo:font-weight="normal" style:text-blinking="false" fo:background-color="transparent"/>
    </style:style>
    <style:style style:name="T11" style:family="text">
      <style:text-properties fo:font-variant="normal" fo:text-transform="none" fo:color="#1155cc" style:font-name="Arial1" fo:font-size="11.25pt" fo:font-style="normal" style:text-underline-style="solid" style:text-underline-width="auto" style:text-underline-color="font-color" fo:font-weight="normal" fo:background-color="transparent"/>
    </style:style>
    <style:style style:name="T12" style:family="text">
      <style:text-properties fo:font-variant="normal" fo:text-transform="none" fo:color="#1155cc" style:font-name="Arial1" fo:font-size="11.25pt" fo:font-style="normal" style:text-underline-style="solid" style:text-underline-width="auto" style:text-underline-color="font-color" fo:font-weight="bold" fo:background-color="transparent"/>
    </style:style>
    <style:style style:name="T13" style:family="text">
      <style:text-properties fo:font-variant="normal" fo:text-transform="none" fo:color="#1155cc" style:text-line-through-style="none" style:text-underline-style="none" style:text-blinking="false" fo:background-color="transparent"/>
    </style:style>
    <style:style style:name="T14" style:family="text">
      <style:text-properties fo:font-size="12pt" style:font-size-asian="12pt" style:font-size-complex="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2" style:family="graphic">
      <style:graphic-properties draw:stroke="none" draw:fill="none" style:repeat="stretch" draw:fill-image-ref-point="top-left"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rect text:anchor-type="as-char" svg:y="0in" draw:z-index="5" draw:style-name="gr1" draw:text-style-name="P41" svg:width="0.0398in" svg:height="0.0398in"><text:p/></draw:rect><draw:rect text:anchor-type="as-char" svg:y="0in" draw:z-index="3" draw:style-name="gr1" draw:text-style-name="P41" svg:width="0.0398in" svg:height="0.0398in"><text:p/></draw:rect><draw:rect text:anchor-type="as-char" svg:y="0in" draw:z-index="2" draw:style-name="gr1" draw:text-style-name="P41" svg:width="0.0398in" svg:height="0.0398in"><text:p/></draw:rect><draw:rect text:anchor-type="as-char" svg:y="0in" draw:z-index="1" draw:style-name="gr1" draw:text-style-name="P41" svg:width="0.0398in" svg:height="0.0398in"><text:p/></draw:rect><draw:rect text:anchor-type="as-char" svg:y="0in" draw:z-index="0" draw:style-name="gr1" draw:text-style-name="P41" svg:width="0.0398in" svg:height="0.0398in"><text:p/></draw:rect></text:p>
      <text:p text:style-name="P20"/>
      <text:p text:style-name="P18"><draw:frame text:anchor-type="as-char" svg:y="0in" draw:z-index="4" draw:name="phresco_header_blue.png" draw:style-name="gr2" draw:text-style-name="P42" svg:width="1.6669in" svg:height="0.4169in"><draw:image xlink:href="Pictures/10000201000000A000000028924C4222.png" xlink:type="simple" xlink:show="embed" xlink:actuate="onLoad"><text:p/></draw:image></draw:frame></text:p>
      <text:p text:style-name="P20"/>
      <text:p text:style-name="P20"/>
      <text:p text:style-name="P27"/>
      <text:p text:style-name="P20"><text:line-break/></text:p>
      <text:p text:style-name="P20"/>
      <text:p text:style-name="P20"/>
      <text:p text:style-name="P20"/>
      <text:p text:style-name="P8"/>
      <text:p text:style-name="P20"/>
      <text:p text:style-name="P22">Phresco Document Title</text:p>
      <text:p text:style-name="P23">Slogan</text:p>
      <text:p text:style-name="P20"/>
      <text:p text:style-name="P20"/>
      <text:p text:style-name="P20"/>
      <text:p text:style-name="P21"><text:s/><text:tab/>Version 1</text:p>
      <text:p text:style-name="P21"/>
      <text:p text:style-name="P21">JULY 2012</text:p>
      <text:p text:style-name="P20"/>
      <text:p text:style-name="P20"/>
      <text:p text:style-name="P20"/>
      <text:p text:style-name="P20"/>
      <text:p text:style-name="P20"/>
      <text:p text:style-name="P20"/>
      <text:p text:style-name="P20"/>
      <text:p text:style-name="P12"/>
      <text:p text:style-name="P12"/>
      <text:p text:style-name="P13"><text:span text:style-name="T14">This document applies to Phresco</text:span><text:bookmark text:name="internal-source-marker_0.464605160275950561"/><text:span text:style-name="T14"> </text:span><text:span text:style-name="T1">Calabash functional testing tool  for android native and hybrid applications</text:span><text:line-break/><text:span text:style-name="T14"> Documentation Version 1 and to all subsequent releases.</text:span></text:p>
      <text:p text:style-name="P12">Specifications contained herein are subject to change and these changes will be reported in subsequent release notes or new editions.</text:p>
      <text:p text:style-name="P12">© Copyright Photon Infotech Pvt Ltd 2012.</text:p>
      <text:p text:style-name="P12">All rights reserved.</text:p>
      <text:p text:style-name="P12">The name Phresco and/or all Photon product names are either trademarks or registered trademarks of Photon. Other company and product names mentioned herein may be trademarks of their respective owners.</text:p>
      <text:p text:style-name="P19"/>
      <text:p text:style-name="P14"/>
      <text:p text:style-name="P24">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7"><text:a xlink:type="simple" xlink:href="#1.About This Guide|outline">1.About This Guide<text:tab/>4</text:a></text:p>
          <text:p text:style-name="P16"><text:a xlink:type="simple" xlink:href="#2.Document Conventions|outline">2.Document Conventions<text:tab/>4</text:a></text:p>
        </text:index-body>
      </text:table-of-content>
      <text:p text:style-name="P20"/>
      <text:p text:style-name="P9"/>
      <text:p text:style-name="P9"/>
      <text:p text:style-name="P9"/>
      <text:p text:style-name="P9"/>
      <text:p text:style-name="P9"/>
      <text:p text:style-name="P9"/>
      <text:p text:style-name="P9"/>
      <text:p text:style-name="P25"/>
      <text:p text:style-name="P10"/>
      <text:p text:style-name="P10"/>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Standard"/>
      <text:p text:style-name="P30"/>
      <text:p text:style-name="P29"/>
      <text:p text:style-name="P26"><text:bookmark text:name="internal-source-marker_0.46460516027595056"/><text:span text:style-name="T2">Calabash functional testing tool  for android native and hybrid applications</text:span><text:line-break/><text:span text:style-name="T5">~~~~~~~~~~~~~~~~~~~~~~~~~~~~~~~~~~~~~~~~~~~~~~~~~~~~~~~~~~~~~~~~~~~~</text:span></text:p>
      <text:h text:style-name="P34" text:outline-level="2">Installation:-</text:h>
      <text:p text:style-name="Text_20_body"/>
      <text:h text:style-name="P35" text:outline-level="3">Prerequisites</text:h>
      <text:p text:style-name="Text_20_body"><text:span text:style-name="T3">You need to have Ruby installed. Verify your installation by running ruby -v in a terminal - it should print "ruby 1.8.7" (or higher).</text:span><text:line-break/><text:span text:style-name="T3">If you are on Windows you can get Ruby from</text:span><text:a xlink:type="simple" xlink:href="http://rubyinstaller.org/"><text:span text:style-name="T9"> </text:span></text:a><text:a xlink:type="simple" xlink:href="http://rubyinstaller.org/"><text:span text:style-name="T11">RubyInstaller.org</text:span></text:a><text:line-break/><text:span text:style-name="T3">You should  download ruby development kit from</text:span><text:span text:style-name="T13"> </text:span><text:a xlink:type="simple" xlink:href="http://github.com/downloads/oneclick/rubyinstaller/DevKit-tdm-32-4.5.1-20101214-1400-sfx.exe"><text:span text:style-name="T12">DevKit-tdm-32-4.5.1-20101214-1400-sfx.exe</text:span></text:a><text:span text:style-name="T9"> </text:span><text:line-break/><text:span text:style-name="T3">You should have the Android SDK installed and the environment variable ANDROID_HOME should be pointing to it.</text:span><text:line-break/><text:span text:style-name="T3">You also need to have Ant installed and added to your path</text:span></text:p>
      <text:h text:style-name="P35" text:outline-level="3">Installation</text:h>
      <text:p text:style-name="P15">Install calabash-android by running</text:p>
      <text:list xml:id="list37555623" text:style-name="L1">
        <text:list-item>
          <text:p text:style-name="P33">gem install calabash-android</text:p>
        </text:list-item>
        <text:list-item>
          <text:p text:style-name="P33">You might have to run sudo gem install calabash-android if you do not have the right permissions.</text:p>
        </text:list-item>
      </text:list>
      <text:h text:style-name="P34" text:outline-level="2" text:is-list-header="true">Generate a Cucumber skeleton</text:h>
      <text:p text:style-name="Text_20_body"><text:span text:style-name="T3">To get started with calabash it might be a good idea to run calabash-android gen. It will create a Cucumber skeleton in the current folder like this:</text:span><text:line-break/><text:span text:style-name="T3">features<text:line-break/>|_support<text:line-break/>| |_app_installation_hooks.rb<text:line-break/>| |_app_life_cycle_hooks.rb<text:line-break/>| |_env.rb<text:line-break/>|_step_definitions<text:line-break/>| |_calabash_steps.rb<text:line-break/>|_my_first.feature<text:line-break/></text:span><text:line-break/><text:span text:style-name="T3">In this skeleton you find all the predefined steps that comes with calabash. Try to take a look my_first.feature and change it to fit your app.</text:span></text:p>
      <text:h text:style-name="P34" text:outline-level="2">Writing a test</text:h>
      <text:p text:style-name="Text_20_body"><text:span text:style-name="T3">The Cucumber features goes in the features library and should have the ".feature" extension.</text:span><text:line-break/><text:span text:style-name="T3">You can start out by looking at features/test_dummy.feature. You can extend this feature or make your own using some of the</text:span><text:a xlink:type="simple" xlink:href="https://github.com/calabash/calabash-android/blob/master/ruby-gem/lib/calabash-android/canned_steps.md"><text:span text:style-name="T9"> </text:span></text:a><text:a xlink:type="simple" xlink:href="https://github.com/calabash/calabash-android/blob/master/ruby-gem/lib/calabash-android/canned_steps.md"><text:span text:style-name="T11">predefined steps</text:span></text:a><text:span text:style-name="T9"> </text:span><text:span text:style-name="T3">that comes with Calabash.</text:span></text:p>
      <text:h text:style-name="P34" text:outline-level="2"><text:soft-page-break/>Running test</text:h>
      <text:p text:style-name="Text_20_body"><text:span text:style-name="T3">To run your test:</text:span><text:line-break/><text:span text:style-name="T3">calabash-android run &lt;apk&gt;<text:line-break/></text:span><text:line-break/><text:span text:style-name="T3">Calabash-android will install an instrumentation next along with your app when executing the app. We call this instrumentation for "test server". The "test server" has special permission that allows it to interact very closely with your app during test. Every time you test a new binary or use an upgraded version of calabash a new test server will be build. The test server is an instrumentation that will run along with your app on the device to execute the test.</text:span></text:p>
      <text:h text:style-name="P35" text:outline-level="3">Screenshot location</text:h>
      <text:p text:style-name="Text_20_body"><text:span text:style-name="T3">Screenshots are placed in the current working directory by default. The location can be changed by setting the SCREENSHOT_PATH environment variable.</text:span><text:line-break/><text:span text:style-name="T3">SCREENSHOT_PATH=/tmp/foo/ calabash-android run<text:line-break/></text:span><text:line-break/><text:span text:style-name="T3">would cause the first screenshot to appear at /tmp/foo/screenshot_0.png.</text:span><text:line-break/><text:line-break/><text:line-break/></text:p>
      <text:h text:style-name="P34" text:outline-level="2">Predefined steps</text:h>
      <text:p text:style-name="Text_20_body"><text:span text:style-name="T3">The predefined steps are located in the features/step_definitions folder. A compiled list of predefined steps with comments is available</text:span><text:a xlink:type="simple" xlink:href="https://github.com/calabash/calabash-android/blob/master/ruby-gem/lib/calabash-android/canned_steps.md"><text:span text:style-name="T9"> </text:span></text:a><text:a xlink:type="simple" xlink:href="https://github.com/calabash/calabash-android/blob/master/ruby-gem/lib/calabash-android/canned_steps.md"><text:span text:style-name="T11">here</text:span></text:a><text:line-break/><text:line-break/><text:line-break/><text:line-break/><text:line-break/><text:line-break/><text:span text:style-name="T4">Sample Example On Cucumber Features and step_definitions </text:span><text:line-break/><text:line-break/><text:span text:style-name="T4">1) my_first.feature :-</text:span><text:line-break/><text:line-break/><text:line-break/><text:span text:style-name="T3">Feature: Demo feature</text:span><text:line-break/><text:line-break/><text:span text:style-name="T9"> </text:span><text:span text:style-name="T3">Scenario: I can start google page</text:span><text:line-break/><text:span text:style-name="T9">    </text:span><text:span text:style-name="T3">* I wait for "Google" to appear</text:span><text:line-break/><text:span text:style-name="T9">             </text:span><text:span text:style-name="T3">Then I click on "Google"</text:span><text:line-break/><text:span text:style-name="T9">    </text:span><text:span text:style-name="T3">* I wait for 20 seconds</text:span><text:line-break/><text:span text:style-name="T9">    </text:span><text:span text:style-name="T3">Then I enter "Android" into input field with name "input=['name=q']"</text:span><text:line-break/><text:span text:style-name="T9">    </text:span><text:span text:style-name="T3">Then I click on enter button with name "button=['name=btnG']"</text:span><text:line-break/><text:span text:style-name="T9">    </text:span><text:span text:style-name="T3">* I wait for 10 seconds</text:span><text:line-break/><text:span text:style-name="T9">        </text:span><text:line-break/><text:span text:style-name="T9">   </text:span><text:line-break/><text:span text:style-name="T9">    </text:span><text:span text:style-name="T3">Scenario: I can start yahoo page</text:span><text:line-break/><text:span text:style-name="T9">    </text:span><text:span text:style-name="T3">* I wait for "Yahoo" to appear</text:span><text:line-break/><text:soft-page-break/><text:span text:style-name="T9">    </text:span><text:span text:style-name="T3">Then I click on "Yahoo"</text:span><text:line-break/><text:span text:style-name="T9">    </text:span><text:span text:style-name="T3">* I wait for 30 seconds</text:span><text:line-break/><text:line-break/><text:line-break/><text:span text:style-name="T4">2) step_definitions :-</text:span><text:line-break/><text:line-break/><text:span text:style-name="T3">Then /^I click on "([^\"]*)"$/ do | text|</text:span><text:line-break/><text:span text:style-name="T9">  </text:span><text:span text:style-name="T3">performAction('click_on_text',text)</text:span><text:line-break/><text:span text:style-name="T3">end</text:span><text:line-break/><text:span text:style-name="T3">Then /^I enter "([^\"]*)" into input field with name "([^\"]*)"$/ do |text,css|</text:span><text:line-break/><text:span text:style-name="T3">performAction('set_text','css' ,'input[name=q]','Android');</text:span><text:line-break/><text:span text:style-name="T3">end</text:span><text:line-break/><text:line-break/><text:span text:style-name="T3">Then /^I click on enter button with name "([^\"]*)"$/ do |text|</text:span><text:line-break/><text:span text:style-name="T3">performAction('touch','css','button[name=btnG]',text);</text:span><text:line-break/><text:span text:style-name="T3">end</text:span><text:line-break/><text:line-break/><text:line-break/><text:span text:style-name="T4">The above example will open a google page and enter the text into text field and click on the enter button for getting the result.</text:span><text:line-break/></text:p>
      <text:h text:style-name="P34" text:outline-level="2">Steps to writing a sample application and test it from Calabash-Android</text:h>
      <text:p text:style-name="Text_20_body"><text:span text:style-name="T3">~~~~~~~~~~~~~~~~~~~~~~~~~~~~~~~~~~~~~~~~~~~~~~~~~~~~~~~~~~~~~~~~~~~~~</text:span><text:line-break/><text:line-break/><text:span text:style-name="T4">Steps:-</text:span></text:p>
      <text:h text:style-name="P39" text:outline-level="6"><text:s text:c="9"/>Step 1 – Install Ruby</text:h>
      <text:p text:style-name="Text_20_body"><text:line-break/><text:tab/> <text:span text:style-name="T3">Download and install</text:span><text:a xlink:type="simple" xlink:href="http://rubyforge.org/frs/download.php/74298/rubyinstaller-1.9.2-p180.exe"><text:span text:style-name="T9"> </text:span></text:a><text:a xlink:type="simple" xlink:href="http://rubyforge.org/frs/download.php/74298/rubyinstaller-1.9.2-p180.exe"><text:span text:style-name="T11">rubyinstaller-1.9.2-p180.exe</text:span></text:a><text:span text:style-name="T3">.</text:span></text:p>
      <text:h text:style-name="P38" text:outline-level="6"><text:span text:style-name="T8"><text:s/></text:span><text:span text:style-name="T7"><text:s text:c="8"/>Step 2 – Extract DevKit</text:span></text:h>
      <text:p text:style-name="Text_20_body"><text:line-break/><text:tab/><text:tab/><text:span text:style-name="T3">Download and extract</text:span><text:a xlink:type="simple" xlink:href="http://github.com/downloads/oneclick/rubyinstaller/DevKit-tdm-32-4.5.1-20101214-1400-sfx.exe"><text:span text:style-name="T9"> </text:span></text:a><text:a xlink:type="simple" xlink:href="http://github.com/downloads/oneclick/rubyinstaller/DevKit-tdm-32-4.5.1-20101214-1400-sfx.exe"><text:span text:style-name="T11">DevKit-tdm-32-4.5.1-20101214-1400-sfx.exe</text:span></text:a><text:span text:style-name="T9"> </text:span><text:span text:style-name="T3">to a folder <text:tab/><text:tab/>you like.</text:span></text:p>
      <text:h text:style-name="P37" text:outline-level="5"><text:s text:c="9"/>Explanation/details:</text:h>
      <text:p text:style-name="Text_20_body"><text:span text:style-name="T3"><text:s text:c="8"/><text:tab/> Make sure you create a new folder, it extracts the lib and bin folders to that location, <text:tab/>there is no root folder such as DevKit for example.</text:span><text:line-break/><text:tab/><text:span text:style-name="T3">DevKit is needed because Cucumber requires the json gem. Without installing DevKit <text:tab/>you would get the error:</text:span><text:line-break/><text:tab/><text:span text:style-name="T3">ERROR: Error installing cucumber:</text:span><text:line-break/><text:tab/><text:span text:style-name="T3">The 'json' native gem requires installed build tools.</text:span></text:p>
      <text:p text:style-name="Text_20_body"><text:soft-page-break/><text:line-break/><text:tab/><text:span text:style-name="T3">Please update your PATH to include build tools or download the DevKit</text:span><text:line-break/><text:tab/><text:span text:style-name="T3">from 'http://rubyinstaller.org/downloads' and follow the instructions</text:span><text:line-break/><text:tab/><text:span text:style-name="T3">at 'http://github.com/oneclick/rubyinstaller/wiki/Development-Kit'</text:span></text:p>
      <text:h text:style-name="P40" text:outline-level="7"><text:s text:c="10"/>Step 3 – Install DevKit</text:h>
      <text:p text:style-name="Text_20_body"><text:span text:style-name="T3"><text:tab/><text:tab/>Goto the root folder where you extracted DevKit and execute the commands:</text:span><text:line-break/><text:tab/><text:tab/><text:span text:style-name="T10">ruby dk.rb init<text:line-break/><text:tab/><text:tab/>ruby dk.rb install</text:span></text:p>
      <text:h text:style-name="P35" text:outline-level="3"><text:s/><text:tab/>Step 4 – Install the required gems</text:h>
      <text:p text:style-name="Text_20_body"><text:span text:style-name="T3"><text:tab/><text:tab/>Execute:</text:span><text:line-break/><text:tab/><text:tab/><text:span text:style-name="T10">gem update --system<text:line-break/><text:tab/><text:tab/>gem install rspec --no-ri --no-rdoc<text:line-break/><text:tab/><text:tab/>gem install win32console --no-ri --no-rdoc<text:line-break/><text:tab/><text:tab/>gem install watir-webdriver --no-ri --no-rdoc<text:line-break/><text:tab/><text:tab/>gem install cucumber --no-ri --no-rdoc</text:span></text:p>
      <text:h text:style-name="P36" text:outline-level="4"><text:s text:c="12"/>Explanation/details:</text:h>
      <text:list xml:id="list37537295" text:style-name="L2">
        <text:list-item>
          <text:p text:style-name="P31"><text:span text:style-name="T3">Installing rspec because it is a commonly used gem.</text:span><text:line-break/><text:span text:style-name="T3">- win32console supports colored output on the dos command line when executing the tests!</text:span><text:line-break/><text:span text:style-name="T3">- watir-webdriver requires selenium webdriver, so that one will be installed always. If you only want selenium-webdriver, just do </text:span><text:span text:style-name="T6">gem install selenium-webdriver</text:span><text:span text:style-name="T9"> </text:span><text:span text:style-name="T3">instead.</text:span><text:line-break/><text:line-break/><text:line-break/><text:span text:style-name="T7">Step 5</text:span><text:span text:style-name="T9"> </text:span><text:span text:style-name="T4">:Create  android application from eclipse and generate the .apk file.</text:span><text:line-break/><text:line-break/><text:span text:style-name="T7">Step 6:</text:span><text:span text:style-name="T9"> </text:span><text:span text:style-name="T4">Set the ruby path in my computer environment variable as :-</text:span><text:line-break/><text:line-break/><text:span text:style-name="T4">ex:- C:\Ruby193\bin if ruby installation path is c-drive</text:span><text:line-break/><text:line-break/><text:soft-page-break/><draw:frame draw:style-name="fr1" draw:name="graphics1" text:anchor-type="as-char" svg:width="7.0311in" svg:height="3.4689in" draw:z-index="7"><draw:image xlink:href="https://lh6.googleusercontent.com/MkqgOrK0jxMe89lhXwbVopecsarc8NvtVIiQ_vMIoA7gHmfkq8WrPDBt4uVLCrf39z5a_kA2_gUBNJQbsw9591UQaF3i77bIEJOlb30F9au9VNesZD4" xlink:type="simple" xlink:show="embed" xlink:actuate="onLoad"/></draw:frame><text:line-break/><text:span text:style-name="T9"> </text:span><text:line-break/></text:p>
        </text:list-item>
        <text:list-item>
          <text:p text:style-name="P32"/>
        </text:list-item>
        <text:list-item>
          <text:p text:style-name="P31"><text:span text:style-name="T7">Step 7:</text:span><text:span text:style-name="T4">In the command prompt go to ruby installation  path</text:span><text:line-break/><text:line-break/><text:span text:style-name="T4">( ex:- C:\Ruby193\ruby&gt; ) Here ruby is nothing but user created folder inside the Ruby path.</text:span><text:line-break/><text:line-break/><text:span text:style-name="T7">Step 8</text:span><text:span text:style-name="T9"> </text:span><text:span text:style-name="T4">:</text:span><text:span text:style-name="T3">Type:-    gem install calabash-android </text:span><text:line-break/><text:line-break/><text:line-break/><text:span text:style-name="T4">It is used to install the ruby gems in the computer.  It will show no of gems has been installed successfully.</text:span><text:line-break/><text:line-break/><text:span text:style-name="T7">Step 9:</text:span><text:span text:style-name="T3">Go to your Android application source file and type this command in command prompt</text:span><text:line-break/><text:span text:style-name="T4">calabash-android gen </text:span><text:line-break/><text:line-break/><text:span text:style-name="T4">And hit enter .It will generate the features  folder under the source folder like:-</text:span><text:line-break/><text:line-break/><text:span text:style-name="T3">features<text:line-break/>|_support<text:line-break/>| |_app_installation_hooks.rb<text:line-break/>| |_app_life_cycle_hooks.rb<text:line-break/>| |_env.rb<text:line-break/>|_step_definitions<text:line-break/>| |_calabash_steps.rb<text:line-break/>|_my_first.feature</text:span><text:line-break/><text:soft-page-break/><text:line-break/><text:line-break/><draw:frame draw:style-name="fr1" draw:name="graphics2" text:anchor-type="as-char" svg:width="6.9791in" svg:height="4.7189in" draw:z-index="8"><draw:image xlink:href="https://lh4.googleusercontent.com/weHKQpsiUUh6Bb0THiH59jXKOBiyEGryrnvzCVq4W15PFL9qvOAaljMPofW0ZxG04DocrRFcfyU4PJHxdvULAaBBLgRh2XVzZKqITny-OmearnLsjs0" xlink:type="simple" xlink:show="embed" xlink:actuate="onLoad"/></draw:frame></text:p>
        </text:list-item>
        <text:list-item>
          <text:p text:style-name="P32"/>
        </text:list-item>
        <text:list-item>
          <text:p text:style-name="P31"><text:span text:style-name="T7">Step 10:</text:span><text:span text:style-name="T3">Go to .</text:span><text:span text:style-name="T4">android l</text:span><text:span text:style-name="T3">ocation in your system and find </text:span><text:span text:style-name="T4">debug.keystore </text:span><text:span text:style-name="T3">file</text:span><text:line-break/><text:line-break/><text:span text:style-name="T3">Eg:C:\Documents and Settings\users\.android</text:span><text:line-break/><text:span text:style-name="T3"><text:line-break/></text:span><text:span text:style-name="T7">Step 11:</text:span><text:span text:style-name="T3">Copy the </text:span><text:span text:style-name="T4">debug.keystore</text:span><text:span text:style-name="T9"> </text:span><text:span text:style-name="T3">file and paste under this path </text:span><text:span text:style-name="T4">\source\feature\support\ </text:span><text:line-break/><text:line-break/><text:span text:style-name="T7">Step 12:</text:span><text:span text:style-name="T3">Go to your Android application source file and type this command in command prompt</text:span><text:line-break/><text:span text:style-name="T4">calabash-android setup </text:span><text:span text:style-name="T3">and hit enter </text:span><text:line-break/><text:line-break/><text:span text:style-name="T3">key.store=</text:span><text:span text:style-name="T4">\source\feature\support/debug.keystore </text:span><text:span text:style-name="T3">and enter</text:span><text:line-break/><text:span text:style-name="T3">key.store.password=</text:span><text:span text:style-name="T4">android </text:span><text:span text:style-name="T3">and enter</text:span><text:line-break/><text:span text:style-name="T3">key.alias=</text:span><text:span text:style-name="T4">androiddebugkey </text:span><text:span text:style-name="T3">and enter </text:span><text:line-break/><text:span text:style-name="T3">key.alias.password=</text:span><text:span text:style-name="T4">android.</text:span><text:line-break/><text:line-break/><text:span text:style-name="T7">Step 13:</text:span><text:span text:style-name="T4">Modify  the  </text:span><text:span text:style-name="T3">test script </text:span><text:span text:style-name="T9"> </text:span><text:span text:style-name="T3">in</text:span><text:span text:style-name="T9"> </text:span><text:span text:style-name="T3">my_first.feature according to the requirement.</text:span><text:line-break/><text:line-break/><text:soft-page-break/><text:span text:style-name="T7">Step 14</text:span><text:span text:style-name="T9"> </text:span><text:span text:style-name="T4">:Modify the </text:span><text:span text:style-name="T3">step_definitions according to the requirement.</text:span><text:line-break/><text:line-break/><text:span text:style-name="T7">Step 15:</text:span><text:span text:style-name="T9"> </text:span><text:span text:style-name="T4">Run the test cases:- </text:span><text:span text:style-name="T3">D:\ruby\ruby-1.9.3-p194-i386-mingw32\bin&gt;    </text:span><text:line-break/><text:line-break/><text:span text:style-name="T3">&lt;.Apk file&gt;  (The path of  the apk file)</text:span><text:line-break/><text:line-break/><text:span text:style-name="T4">It will install the application into the emulator or device and execute the test case.If the </text:span><text:line-break/><text:line-break/><text:span text:style-name="T4">application is already exist ,it will uninstall the application first and after that again install.</text:span><text:line-break/><text:line-break/><text:span text:style-name="T4">The test results will be print in the console.</text:span><text:line-break/><text:line-break/><text:line-break/><text:line-break/><text:soft-page-break/><draw:frame draw:style-name="fr1" draw:name="graphics3" text:anchor-type="as-char" svg:width="10.4063in" svg:height="6.1043in" draw:z-index="6"><draw:image xlink:href="https://lh4.googleusercontent.com/my2anNdrnEUifGSS31842VS9tiLC6QNBitlUhXMdeLLXGH15Lu-JCfXQCv_At9co1TGqgWgR79UNjBK1Qv5PSdT0kZoBV9CMHYVSbLoSPUMpYXAMd_A" xlink:type="simple" xlink:show="embed" xlink:actuate="onLoad"/></draw:frame><text:line-break/><text:line-break/><text:span text:style-name="T4">Here the test case are  failed due to bugs in the step definitions.</text:span><text:line-break/><text:line-break/><text:span text:style-name="T4">a) How many success ,failed,pending, or skipped</text:span><text:line-break/><text:line-break/><text:span text:style-name="T4">b)Green-success,red-failed,yellow-undefined or pending.</text:span><text:line-break/><text:line-break/><text:line-break/><text:line-break/><text:line-break/><text:line-break/><text:span text:style-name="T4">c)Official site for calabash:-</text:span><text:span text:style-name="T9"> </text:span><text:a xlink:type="simple" xlink:href="https://github.com/calabash/calabash-android"><text:span text:style-name="T11">https://github.com/calabash/calabash-android</text:span></text:a><text:line-break/><text:line-break/><text:line-break/><text:span text:style-name="T9">                                                                                                                                      </text:span><text:line-break/><text:soft-page-break/><text:line-break/><text:line-break/><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OpenSymbol" svg:font-family="OpenSymbol"/>
    <style:font-face style:name="Tahoma2" svg:font-family="Tahoma"/>
    <style:font-face style:name="Verdana" svg:font-family="Verdana"/>
    <style:font-face style:name="Courier New" svg:font-family="'Courier New'" style:font-family-generic="modern" style:font-pitch="fixed"/>
    <style:font-face style:name="Constantia" svg:font-family="Constant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tantia1" svg:font-family="Constantia"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en" style:country-complex="US"/>
    </style:default-style>
    <style:default-style style:family="paragraph">
      <style:paragraph-properties fo:margin-left="0in" fo:margin-right="0in" fo:hyphenation-ladder-count="no-limit" fo:text-indent="0.25in" style:auto-text-indent="false" style:text-autospace="ideograph-alpha" style:punctuation-wrap="hanging" style:line-break="strict" style:tab-stop-distance="0.4925in" style:writing-mode="page"/>
      <style:text-properties style:use-window-font-color="true" style:font-name="Constantia" fo:font-size="11pt" fo:language="en" fo:country="US" style:letter-kerning="true" style:font-name-asian="Lucida Sans Unicode" style:font-size-asian="11pt" style:language-asian="en" style:country-asian="US" style:font-name-complex="Tahoma1"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orphans="2" fo:widows="2" fo:hyphenation-ladder-count="no-limit" fo:text-indent="0in" style:auto-text-indent="false" style:writing-mode="lr-tb"/>
      <style:text-properties style:use-window-font-color="true" style:font-name="Times New Roman" fo:font-size="12pt" style:letter-kerning="true" style:font-name-asian="Lucida Sans Unicode" style:font-size-asian="12pt" style:font-name-complex="Tahoma1"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tab-stops/>
      </style:paragraph-properties>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default-outline-level="1" style:class="text">
      <style:paragraph-properties fo:margin-top="0.25in" fo:margin-bottom="0.1665in" fo:padding-left="0in" fo:padding-right="0in" fo:padding-top="0in" fo:padding-bottom="0.0138in" fo:border-left="none" fo:border-right="none" fo:border-top="none" fo:border-bottom="0.0138in solid #89c2e5"/>
      <style:text-properties fo:color="#595959" style:font-name="Constantia"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0555in" fo:text-align="justify" style:justify-single-word="false"/>
      <style:text-properties fo:color="#000000" fo:font-size="16pt" fo:font-weight="bold" style:font-size-asian="16pt" style:font-weight-asian="bold" style:font-name-complex="Constantia1" style:font-size-complex="16pt"/>
    </style:style>
    <style:style style:name="Heading_20_3" style:display-name="Heading 3" style:family="paragraph" style:parent-style-name="Standard" style:next-style-name="Text_20_body" style:default-outline-level="3" style:class="text">
      <style:paragraph-properties fo:margin-top="0.139in" fo:margin-bottom="0.0555in">
        <style:tab-stops>
          <style:tab-stop style:position="10in"/>
        </style:tab-stops>
      </style:paragraph-properties>
      <style:text-properties fo:color="#404040" style:font-name="Constantia" fo:font-weight="bold" style:font-weight-asian="bold" style:font-size-complex="12pt"/>
    </style:style>
    <style:style style:name="Heading_20_4" style:display-name="Heading 4" style:family="paragraph" style:parent-style-name="Standard" style:next-style-name="Text_20_body" style:default-outline-level="4" style:class="text">
      <style:paragraph-properties fo:margin-top="0.139in" fo:margin-bottom="0.0555in"/>
      <style:text-properties fo:color="#262626" style:font-name="Constantia" fo:font-size="10pt" fo:font-weight="bold" style:font-size-asian="10pt" style:font-weight-asian="bold" style:font-size-complex="12pt" style:font-style-complex="italic"/>
    </style:style>
    <style:style style:name="Heading_20_5" style:display-name="Heading 5" style:family="paragraph" style:parent-style-name="Standard" style:next-style-name="Text_20_body" style:default-outline-level="5" style:class="text">
      <style:paragraph-properties fo:margin-top="0.139in" fo:margin-bottom="0.0555in"/>
      <style:text-properties fo:color="#f07f09" style:font-name="Constantia"/>
    </style:style>
    <style:style style:name="Heading_20_6" style:display-name="Heading 6" style:family="paragraph" style:parent-style-name="Standard" style:next-style-name="Text_20_body" style:default-outline-level="6" style:class="text">
      <style:paragraph-properties fo:margin-top="0.1945in" fo:margin-bottom="0.0693in"/>
      <style:text-properties fo:color="#f07f09" style:font-name="Constantia"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222in" fo:margin-bottom="0.0693in"/>
      <style:text-properties fo:color="#1b587c" style:font-name="Constantia" fo:font-size="10pt" fo:font-weight="bold" style:font-size-asian="10pt" style:font-weight-asian="bold" style:font-size-complex="10pt" style:font-weight-complex="bold"/>
    </style:style>
    <style:style style:name="Heading_20_8" style:display-name="Heading 8" style:family="paragraph" style:parent-style-name="Standard" style:next-style-name="Text_20_body" style:default-outline-level="8" style:class="text">
      <style:paragraph-properties fo:margin-top="0.222in" fo:margin-bottom="0.0693in"/>
      <style:text-properties fo:color="#1b587c" style:font-name="Constantia"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222in" fo:margin-bottom="0.0693in"/>
      <style:text-properties fo:color="#1b587c" style:font-name="Constantia" fo:font-size="10pt" fo:font-style="italic" style:font-size-asian="10pt" style:font-style-asian="italic" style:font-size-complex="10pt" style:font-style-complex="italic"/>
    </style:style>
    <style:style style:name="List_20_Paragraph" style:display-name="List Paragraph" style:family="paragraph" style:parent-style-name="Standard">
      <style:paragraph-properties fo:margin-left="0.5in" fo:margin-right="0in" fo:text-indent="0.25in" style:auto-text-indent="false"/>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text-properties fo:color="#000000" style:font-name-complex="Constantia1"/>
    </style:style>
    <style:style style:name="Decimal_20_Aligned" style:display-name="Decimal Aligned" style:family="paragraph" style:parent-style-name="Standard">
      <style:paragraph-properties>
        <style:tab-stops>
          <style:tab-stop style:position="0.25in" style:type="char" style:char="."/>
        </style:tab-stops>
      </style:paragraph-properties>
    </style:style>
    <style:style style:name="footnote_20_text" style:display-name="footnote text" style:family="paragraph" style:parent-style-name="Standard">
      <style:text-properties fo:font-size="10pt" style:font-size-asian="10pt" style:font-size-complex="10pt"/>
    </style:style>
    <style:style style:name="Normal_20__28_Web_29_" style:display-name="Normal (Web)" style:family="paragraph" style:parent-style-name="Standard"/>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class="index">
      <style:paragraph-properties fo:margin-left="0.1528in" fo:margin-right="0in" fo:text-indent="0in" style:auto-text-indent="false">
        <style:tab-stops>
          <style:tab-stop style:position="0.7638in"/>
          <style:tab-stop style:position="6.4929in" style:type="right" style:leader-style="dotted" style:leader-text="."/>
        </style:tab-stops>
      </style:paragraph-properties>
      <style:text-properties fo:font-variant="small-caps" fo:font-size="10pt" fo:font-weight="bold" style:font-size-asian="10pt" style:font-weight-asian="bold" style:font-size-complex="10pt"/>
    </style:style>
    <style:style style:name="Contents_20_1" style:display-name="Contents 1" style:family="paragraph" style:parent-style-name="Standard" style:class="index">
      <style:paragraph-properties fo:margin-left="0in" fo:margin-right="0in" fo:margin-top="0.0835in" fo:margin-bottom="0.0835in" fo:text-indent="0in" style:auto-text-indent="false">
        <style:tab-stops>
          <style:tab-stop style:position="0.611in"/>
          <style:tab-stop style:position="6.4929in" style:type="right" style:leader-style="dotted" style:leader-text="."/>
        </style:tab-stops>
      </style:paragraph-properties>
      <style:text-properties fo:text-transform="uppercase" fo:color="#14415c" fo:font-size="14pt" fo:font-weight="bold" style:font-size-asian="14pt" style:font-weight-asian="bold" style:font-size-complex="10pt" style:font-weight-complex="bold"/>
    </style:style>
    <style:style style:name="Contents_20_3" style:display-name="Contents 3" style:family="paragraph" style:parent-style-name="Standard" style:class="index">
      <style:paragraph-properties fo:margin-left="0.3055in" fo:margin-right="0in" fo:text-indent="0in" style:auto-text-indent="false">
        <style:tab-stops>
          <style:tab-stop style:position="6.5319in"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Balloon_20_Text" style:display-name="Balloon Text" style:family="paragraph" style:parent-style-name="Standard">
      <style:text-properties style:font-name="Tahoma" fo:font-size="8pt" style:font-size-asian="8pt" style:font-name-complex="Tahoma1" style:font-size-complex="8pt"/>
    </style:style>
    <style:style style:name="Title" style:family="paragraph" style:parent-style-name="Standard" style:next-style-name="Subtitle" style:class="chapter">
      <style:paragraph-properties fo:margin-left="0in" fo:margin-right="0in" fo:text-align="center" style:justify-single-word="false" fo:text-indent="0in" style:auto-text-indent="false" fo:padding-left="0in" fo:padding-right="0in" fo:padding-top="0.139in" fo:padding-bottom="0.2083in" fo:border-left="none" fo:border-right="none" fo:border-top="0.0138in solid #fabf81" fo:border-bottom="0.0417in solid #1b587c"/>
      <style:text-properties fo:color="#773f04" style:font-name="Constantia" fo:font-size="30pt" fo:font-style="italic" fo:font-weight="bold" style:font-size-asian="30pt" style:font-style-asian="italic" style:font-weight-asian="bold" style:font-size-complex="30pt" style:font-style-complex="italic" style:font-weight-complex="bold"/>
    </style:style>
    <style:style style:name="Subtitle" style:family="paragraph" style:parent-style-name="Standard" style:next-style-name="Text_20_body" style:class="chapter">
      <style:paragraph-properties fo:margin-left="0in" fo:margin-right="0in" fo:margin-top="0.139in" fo:margin-bottom="0.6252in" fo:text-align="end" style:justify-single-word="false" fo:text-indent="0in" style:auto-text-indent="false"/>
      <style:text-properties fo:font-size="12pt" fo:font-style="italic" style:font-size-asian="12pt" style:font-style-asian="italic" style:font-size-complex="12pt" style:font-style-complex="italic"/>
    </style:style>
    <style:style style:name="Intense_20_Quote" style:display-name="Intense Quote" style:family="paragraph" style:parent-style-name="Standard">
      <style:paragraph-properties fo:margin-left="1in" fo:margin-right="1in" fo:margin-top="0.222in" fo:margin-bottom="0.222in" fo:line-height="125%" fo:text-indent="0.25in" style:auto-text-indent="false" fo:background-color="#f07f09" fo:padding-left="0.0555in" fo:padding-right="0.0555in" fo:padding-top="0.139in" fo:padding-bottom="0.139in" fo:border-left="0.0626in solid #f07f09" fo:border-right="0.0626in solid #f07f09" fo:border-top="0.0209in solid #fbcb9a" fo:border-bottom="0.0417in solid #1b587c">
        <style:background-image/>
      </style:paragraph-properties>
      <style:text-properties fo:color="#ffffff" style:font-name="Constantia" fo:font-size="12pt" fo:font-style="italic" style:font-size-asian="12pt" style:font-style-asian="italic" style:font-size-complex="12pt" style:font-style-complex="italic"/>
    </style:style>
    <style:style style:name="Quote" style:family="paragraph" style:parent-style-name="Standard">
      <style:text-properties fo:color="#5a5a5a" style:font-name="Constantia" fo:font-style="italic" style:font-style-asian="italic" style:font-style-complex="italic"/>
    </style:style>
    <style:style style:name="caption" style:family="paragraph" style:parent-style-name="Standard">
      <style:text-properties fo:font-size="9pt" fo:font-weight="bold" style:font-size-asian="9pt" style:font-weight-asian="bold" style:font-size-complex="9pt" style:font-weight-complex="bold"/>
    </style:style>
    <style:style style:name="No_20_Spacing" style:display-name="No Spacing" style:family="paragraph" style:parent-style-name="Standard">
      <style:paragraph-properties fo:margin-left="0in" fo:margin-right="0in" fo:text-indent="0in" style:auto-text-indent="false"/>
    </style:style>
    <style:style style:name="_34_D3FC6A7267447BDB5359E4E033ED01D" style:display-name="4D3FC6A7267447BDB5359E4E033ED01D" style:family="paragraph">
      <style:paragraph-properties fo:margin-left="0in" fo:margin-right="0in" fo:margin-top="0in" fo:margin-bottom="0.139in" fo:line-height="115%" fo:orphans="2" fo:widows="2" fo:text-indent="0in" style:auto-text-indent="false" style:writing-mode="lr-tb"/>
      <style:text-properties style:use-window-font-color="true" style:language-complex="ar" style:country-complex="SA"/>
    </style:style>
    <style:style style:name="Contents_20_4" style:display-name="Contents 4" style:family="paragraph" style:parent-style-name="Standard" style:class="index">
      <style:paragraph-properties fo:margin-left="0.4583in" fo:margin-right="0in" fo:text-indent="0in" style:auto-text-indent="false">
        <style:tab-stops>
          <style:tab-stop style:position="6.3354in"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class="index">
      <style:paragraph-properties fo:margin-left="0.611in" fo:margin-right="0in" fo:text-indent="0in" style:auto-text-indent="false">
        <style:tab-stops>
          <style:tab-stop style:position="6.139in"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class="index">
      <style:paragraph-properties fo:margin-left="0.7638in" fo:margin-right="0in" fo:text-indent="0in" style:auto-text-indent="false">
        <style:tab-stops>
          <style:tab-stop style:position="5.9425in"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class="index">
      <style:paragraph-properties fo:margin-left="0.9165in" fo:margin-right="0in" fo:text-indent="0in" style:auto-text-indent="false">
        <style:tab-stops>
          <style:tab-stop style:position="5.7457in"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class="index">
      <style:paragraph-properties fo:margin-left="1.0693in" fo:margin-right="0in" fo:text-indent="0in" style:auto-text-indent="false">
        <style:tab-stops>
          <style:tab-stop style:position="5.5492in"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class="index">
      <style:paragraph-properties fo:margin-left="1.222in" fo:margin-right="0in" fo:text-indent="0in" style:auto-text-indent="false">
        <style:tab-stops>
          <style:tab-stop style:position="5.3528in"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text-properties fo:font-weight="bold" style:font-weight-asian="bold" style:font-weight-complex="bold"/>
    </style:style>
    <style:style style:name="Revision" style:family="paragraph">
      <style:paragraph-properties fo:margin-left="0in" fo:margin-right="0in" fo:orphans="2" fo:widows="2" fo:text-indent="0in" style:auto-text-indent="false" style:writing-mode="lr-tb"/>
      <style:text-properties style:use-window-font-color="true"/>
    </style:style>
    <style:style style:name="HTML_20_Address" style:display-name="HTML Address" style:family="paragraph" style:parent-style-name="Standard">
      <style:paragraph-properties fo:margin-left="0in" fo:margin-right="0in" fo:text-indent="0in" style:auto-text-indent="false"/>
      <style:text-properties style:font-name="Times New Roman" fo:font-size="12pt" fo:font-style="italic" style:font-name-asian="Times New Roman1" style:font-size-asian="12pt" style:font-style-asian="italic" style:font-name-complex="Times New Roman1" style:font-size-complex="12pt" style:language-complex="ar" style:country-complex="SA"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595959" style:font-name="Constantia" fo:font-size="20pt" fo:font-weight="bold" style:font-size-asian="20pt" style:font-weight-asian="bold" style:font-size-complex="20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text-properties fo:color="#000000" style:font-name-complex="Constantia1"/>
    </style:style>
    <style:style style:name="Internet_20_link" style:display-name="Internet link" style:family="text" style:parent-style-name="Default_20_Paragraph_20_Font">
      <style:text-properties fo:color="#6b9f25" fo:language="zxx" fo:country="none" style:text-underline-style="solid" style:text-underline-width="auto" style:text-underline-color="font-color" style:language-asian="zxx" style:country-asian="none" style:language-complex="zxx" style:country-complex="none"/>
    </style:style>
    <style:style style:name="Footnote_20_Text_20_Char" style:display-name="Footnote Text Char" style:family="text" style:parent-style-name="Default_20_Paragraph_20_Font">
      <style:text-properties fo:font-size="10pt" style:font-size-asian="10pt" style:font-size-complex="10pt"/>
    </style:style>
    <style:style style:name="Subtle_20_Emphasis" style:display-name="Subtle Emphasis" style:family="text">
      <style:text-properties fo:color="#5a5a5a" fo:font-style="italic" style:font-style-asian="italic" style:font-style-complex="italic"/>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apple-converted-space" style:family="text" style:parent-style-name="Default_20_Paragraph_20_Font"/>
    <style:style style:name="apple-style-span" style:family="text" style:parent-style-name="Default_20_Paragraph_20_Font"/>
    <style:style style:name="Strong_20_Emphasis" style:display-name="Strong Emphasis" style:family="text" style:parent-style-name="Default_20_Paragraph_20_Font">
      <style:text-properties fo:letter-spacing="normal" fo:font-weight="bold" style:font-weight-asian="bold" style:font-weight-complex="bold"/>
    </style:style>
    <style:style style:name="editsection" style:family="text" style:parent-style-name="Default_20_Paragraph_20_Font"/>
    <style:style style:name="Heading_20_3_20_Char" style:display-name="Heading 3 Char" style:family="text" style:parent-style-name="Default_20_Paragraph_20_Font">
      <style:text-properties fo:color="#404040" style:font-name="Constantia" fo:font-weight="bold" style:font-weight-asian="bold" style:font-size-complex="12pt"/>
    </style:style>
    <style:style style:name="mw-headline" style:family="text" style:parent-style-name="Default_20_Paragraph_20_Font"/>
    <style:style style:name="Heading_20_2_20_Char" style:display-name="Heading 2 Char" style:family="text" style:parent-style-name="Default_20_Paragraph_20_Font">
      <style:text-properties fo:color="#000000" fo:font-size="16pt" fo:font-weight="bold" style:font-size-asian="16pt" style:font-weight-asian="bold" style:font-name-complex="Constantia1" style:font-size-complex="16pt"/>
    </style:style>
    <style:style style:name="Intense_20_Reference" style:display-name="Intense Reference" style:family="text" style:parent-style-name="Default_20_Paragraph_20_Font">
      <style:text-properties fo:color="#14415c" style:text-underline-style="solid" style:text-underline-width="auto" style:text-underline-color="#000000" fo:font-weight="bold" style:font-weight-asian="bold" style:font-weight-complex="bold"/>
    </style:style>
    <style:style style:name="Heading_20_4_20_Char" style:display-name="Heading 4 Char" style:family="text" style:parent-style-name="Default_20_Paragraph_20_Font">
      <style:text-properties fo:color="#262626" style:font-name="Constantia" fo:font-size="10pt" fo:font-weight="bold" style:font-size-asian="10pt" style:font-weight-asian="bold" style:font-size-complex="12pt" style:font-style-complex="italic"/>
    </style:style>
    <style:style style:name="Title_20_Char" style:display-name="Title Char" style:family="text" style:parent-style-name="Default_20_Paragraph_20_Font">
      <style:text-properties fo:color="#773f04" style:font-name="Constantia" fo:font-size="30pt" fo:font-style="italic" style:font-size-asian="30pt" style:font-style-asian="italic" style:font-size-complex="30pt" style:font-style-complex="italic"/>
    </style:style>
    <style:style style:name="Intense_20_Quote_20_Char" style:display-name="Intense Quote Char" style:family="text" style:parent-style-name="Default_20_Paragraph_20_Font">
      <style:text-properties fo:color="#ffffff" style:font-name="Constantia" fo:font-size="12pt" fo:font-style="italic" style:font-size-asian="12pt" style:font-style-asian="italic" style:font-size-complex="12pt" style:font-style-complex="italic"/>
    </style:style>
    <style:style style:name="Subtitle_20_Char" style:display-name="Subtitle Char" style:family="text" style:parent-style-name="Default_20_Paragraph_20_Font">
      <style:text-properties style:font-name="Constantia" fo:font-size="12pt" fo:font-style="italic" style:font-size-asian="12pt" style:font-style-asian="italic" style:font-size-complex="12pt" style:font-style-complex="italic"/>
    </style:style>
    <style:style style:name="Quote_20_Char" style:display-name="Quote Char" style:family="text" style:parent-style-name="Default_20_Paragraph_20_Font">
      <style:text-properties fo:color="#5a5a5a" style:font-name="Constantia" fo:font-style="italic" style:font-style-asian="italic" style:font-style-complex="italic"/>
    </style:style>
    <style:style style:name="Heading_20_5_20_Char" style:display-name="Heading 5 Char" style:family="text" style:parent-style-name="Default_20_Paragraph_20_Font">
      <style:text-properties fo:color="#f07f09" style:font-name="Constantia"/>
    </style:style>
    <style:style style:name="Heading_20_6_20_Char" style:display-name="Heading 6 Char" style:family="text" style:parent-style-name="Default_20_Paragraph_20_Font">
      <style:text-properties fo:color="#f07f09" style:font-name="Constantia" fo:font-style="italic" style:font-style-asian="italic" style:font-style-complex="italic"/>
    </style:style>
    <style:style style:name="Heading_20_7_20_Char" style:display-name="Heading 7 Char" style:family="text" style:parent-style-name="Default_20_Paragraph_20_Font">
      <style:text-properties fo:color="#1b587c" style:font-name="Constantia" fo:font-size="10pt" fo:font-weight="bold" style:font-size-asian="10pt" style:font-weight-asian="bold" style:font-size-complex="10pt" style:font-weight-complex="bold"/>
    </style:style>
    <style:style style:name="Heading_20_8_20_Char" style:display-name="Heading 8 Char" style:family="text" style:parent-style-name="Default_20_Paragraph_20_Font">
      <style:text-properties fo:color="#1b587c" style:font-name="Constantia" fo:font-size="10pt" fo:font-style="italic" fo:font-weight="bold" style:font-size-asian="10pt" style:font-style-asian="italic" style:font-weight-asian="bold" style:font-size-complex="10pt" style:font-style-complex="italic" style:font-weight-complex="bold"/>
    </style:style>
    <style:style style:name="Heading_20_9_20_Char" style:display-name="Heading 9 Char" style:family="text" style:parent-style-name="Default_20_Paragraph_20_Font">
      <style:text-properties fo:color="#1b587c" style:font-name="Constantia" fo:font-size="10pt" fo:font-style="italic" style:font-size-asian="10pt" style:font-style-asian="italic" style:font-size-complex="10pt" style:font-style-complex="italic"/>
    </style:style>
    <style:style style:name="Emphasis" style:family="text">
      <style:text-properties fo:color="#5a5a5a" fo:font-style="italic" fo:font-weight="bold" style:font-style-asian="italic" style:font-weight-asian="bold" style:font-style-complex="italic" style:font-weight-complex="bold"/>
    </style:style>
    <style:style style:name="No_20_Spacing_20_Char" style:display-name="No Spacing Char" style:family="text" style:parent-style-name="Default_20_Paragraph_20_Font"/>
    <style:style style:name="Intense_20_Emphasis" style:display-name="Intense Emphasis" style:family="text">
      <style:text-properties fo:color="#f07f09" fo:font-size="11pt" fo:font-style="italic" fo:font-weight="bold" style:font-size-asian="11pt" style:font-style-asian="italic" style:font-weight-asian="bold" style:font-size-complex="11pt" style:font-style-complex="italic" style:font-weight-complex="bold"/>
    </style:style>
    <style:style style:name="Subtle_20_Reference" style:display-name="Subtle Reference" style:family="text">
      <style:text-properties fo:color="#00000a" style:text-underline-style="solid" style:text-underline-width="auto" style:text-underline-color="#000000"/>
    </style:style>
    <style:style style:name="Book_20_Title" style:display-name="Book Title" style:family="text" style:parent-style-name="Default_20_Paragraph_20_Font">
      <style:text-properties fo:color="#00000a" style:font-name="Constantia" fo:font-style="italic" fo:font-weight="bold" style:font-style-asian="italic" style:font-weight-asian="bold" style:font-style-complex="italic" style:font-weight-complex="bold"/>
    </style:style>
    <style:style style:name="FollowedHyperlink" style:family="text" style:parent-style-name="Default_20_Paragraph_20_Font">
      <style:text-properties fo:color="#b26b02"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text-properties fo:font-weight="bold" style:font-weight-asian="bold" style:font-weight-complex="bold"/>
    </style:style>
    <style:style style:name="HTML_20_Address_20_Char" style:display-name="HTML Address Char" style:family="text" style:parent-style-name="Default_20_Paragraph_20_Font">
      <style:text-properties style:font-name="Times New Roman" fo:font-size="12pt" fo:font-style="italic" style:font-name-asian="Times New Roman1" style:font-size-asian="12pt" style:font-style-asian="italic" style:font-name-complex="Times New Roman1" style:font-size-complex="12pt" style:language-complex="ar" style:country-complex="SA"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il" style:family="text" style:parent-style-name="Default_20_Paragraph_20_Font"/>
    <style:style style:name="red" style:family="text" style:parent-style-name="Default_20_Paragraph_20_Font"/>
    <style:style style:name="ListLabel_20_1" style:display-name="ListLabel 1" style:family="text">
      <style:text-properties fo:color="#656565" fo:font-size="20pt" style:font-size-asian="20pt" style:font-size-complex="20pt"/>
    </style:style>
    <style:style style:name="ListLabel_20_2" style:display-name="ListLabel 2" style:family="text">
      <style:text-properties fo:font-size="16pt" style:font-size-asian="16pt" style:font-size-complex="1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text-align="end" style:justify-single-word="false" style:page-number="auto"/>
    </style:style>
    <style:style style:name="MP2" style:family="paragraph" style:parent-style-name="Header">
      <style:paragraph-properties fo:text-align="end" style:justify-single-word="false"/>
    </style:style>
    <style:style style:name="MP3" style:family="paragraph" style:parent-style-name="Footer" style:master-page-name="">
      <style:paragraph-properties fo:margin-left="0in" fo:margin-right="0in" fo:text-indent="0in" style:auto-text-indent="false" style:page-number="auto"/>
    </style:style>
    <style:style style:name="MP4" style:family="paragraph" style:parent-style-name="Footer">
      <style:paragraph-properties fo:margin-left="0in" fo:margin-right="0in" fo:text-indent="0in" style:auto-text-indent="false"/>
    </style:style>
    <style:style style:name="MP5" style:family="paragraph" style:parent-style-name="Footer" style:master-page-name="">
      <style:paragraph-properties fo:margin-left="0in" fo:margin-right="0in" fo:text-align="center" style:justify-single-word="false" fo:text-indent="0in" style:auto-text-indent="false" style:page-number="auto"/>
      <style:text-properties fo:color="#404040"/>
    </style:style>
    <style:style style:name="MP6" style:family="paragraph" style:parent-style-name="Footer">
      <style:paragraph-properties fo:margin-left="0in" fo:margin-right="0in" fo:text-align="center" style:justify-single-word="false" fo:text-indent="0in" style:auto-text-indent="false"/>
      <style:text-properties fo:color="#664d26" fo:font-size="10pt" fo:font-weight="bold" style:font-size-asian="10pt" style:font-weight-asian="bold" style:font-size-complex="10pt"/>
    </style:style>
    <style:style style:name="MP7" style:family="paragraph" style:parent-style-name="Footer">
      <style:paragraph-properties fo:margin-left="0in" fo:margin-right="0in" fo:text-indent="0in" style:auto-text-indent="false"/>
      <style:text-properties fo:color="#664d26" fo:font-size="10pt" fo:font-weight="bold" style:font-size-asian="10pt" style:font-weight-asian="bold" style:font-size-complex="10pt"/>
    </style:style>
    <style:style style:name="MT1" style:family="text">
      <style:text-properties fo:font-variant="normal" fo:text-transform="none" fo:color="#000000" style:text-line-through-style="none" style:font-name="Arial1" fo:font-size="10pt" fo:font-style="normal" style:text-underline-style="none" fo:font-weight="normal" style:text-blinking="false" fo:background-color="transparent" style:font-size-asian="10pt" style:font-weight-asian="normal" style:font-size-complex="10pt" style:font-weight-complex="normal"/>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374in" fo:margin-left="0in" fo:margin-right="0in" fo:margin-top="0.398in" style:dynamic-spacing="true"/>
      </style:footer-style>
    </style:page-layout>
    <style:page-layout style:name="Mpm2">
      <style:page-layout-properties fo:page-width="8.5in" fo:page-height="10.978in" style:num-format="1" style:print-orientation="portrait" fo:margin-top="1in" fo:margin-bottom="1in" fo:margin-left="1.25in" fo:margin-right="1.25in" style:writing-mode="lr-tb" style:layout-grid-color="#c0c0c0" style:layout-grid-lines="22803"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374in" fo:margin-left="0in" fo:margin-right="0in" fo:margin-top="0.398in" style:dynamic-spacing="true"/>
      </style:footer-style>
    </style:page-layout>
  </office:automatic-styles>
  <office:master-styles>
    <style:master-page style:name="Standard" style:page-layout-name="Mpm1">
      <style:header>
        <text:p text:style-name="MP1"><text:s text:c="5"/></text:p>
        <text:p text:style-name="MP2"/>
      </style:header>
      <style:footer>
        <text:p text:style-name="MP3">Phresco <text:span text:style-name="MT1">Calabash</text:span> Documentation<text:tab/>Page <text:page-number text:select-page="current">12</text:page-number></text:p>
        <text:p text:style-name="MP4"/>
      </style:footer>
    </style:master-page>
    <style:master-page style:name="Converted1" style:page-layout-name="Mpm2"/>
    <style:master-page style:name="Converted2" style:page-layout-name="Mpm2"/>
    <style:master-page style:name="Converted3" style:page-layout-name="Mpm3">
      <style:footer>
        <text:p text:style-name="MP5"/>
        <text:p text:style-name="MP6">PHRESCO|www.phresco.com|Phresco-support@photoninfotech.net</text:p>
        <text:p text:style-name="MP7">91-44-30618000| No.1/124, Mount Poonamallee Road, Sivaji Gardens, Manapakkam, Chennai-600089</text:p>
        <text:p text:style-name="MP6"/>
        <text:p text:style-name="MP6">Copyright © 2012, Photon Infotech Pvt, Ltd. <text:s/>All rights reserved</text:p>
        <text:p text:style-name="MP6">All other trademarks are the property of their respective owners.</text:p>
      </style:footer>
    </style:master-page>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enthilkumar_sh</meta:initial-creator>
    <meta:editing-cycles>9</meta:editing-cycles>
    <meta:print-date>2012-05-29T06:52:00</meta:print-date>
    <meta:creation-date>2012-05-31T07:00:00</meta:creation-date>
    <dc:date>2013-03-12T17:49:13.70</dc:date>
    <meta:editing-duration>PT05H21M40S</meta:editing-duration>
    <meta:generator>OpenOffice.org/3.1$Win32 OpenOffice.org_project/310m19$Build-9420</meta:generator>
    <meta:document-statistic meta:table-count="0" meta:image-count="3" meta:object-count="0" meta:page-count="12" meta:paragraph-count="56" meta:word-count="1173" meta:character-count="8555"/>
    <meta:template xlink:type="simple" xlink:actuate="onRequest" xlink:title="Normal.dotm" xlink:href=""/>
  </office:meta>
</office:document-meta>
</file>